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b4c7dc" draw:textarea-horizontal-align="justify" draw:textarea-vertical-align="middle" draw:auto-grow-height="false" fo:min-height="6.114cm" fo:min-width="9.326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269cm" loext:decorative="false"/>
      <style:paragraph-properties style:writing-mode="lr-tb"/>
    </style:style>
    <style:style style:name="gr3" style:family="graphic" style:parent-style-name="standard">
      <style:graphic-properties svg:stroke-width="0.2cm" draw:marker-start="Arrow" draw:marker-start-width="0.5cm" draw:marker-end="Arrow" draw:marker-end-width="0.5cm" draw:textarea-vertical-align="middle" fo:padding-top="0.225cm" fo:padding-bottom="0.225cm" fo:padding-left="0.35cm" fo:padding-right="0.35cm" loext:decorative="false"/>
    </style:style>
    <style:style style:name="gr4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4.689cm" fo:min-width="8.458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1cm" svg:stroke-color="#3465a4" draw:marker-start="" draw:marker-start-width="0.35cm" draw:marker-end="Arrow" draw:marker-end-width="0.35cm" draw:textarea-vertical-align="middle" fo:padding-top="0.175cm" fo:padding-bottom="0.175cm" fo:padding-left="0.3cm" fo:padding-right="0.3cm" loext:decorative="false"/>
    </style:style>
    <style:style style:name="gr6" style:family="graphic" style:parent-style-name="standard">
      <style:graphic-properties svg:stroke-width="0.1cm" svg:stroke-color="#3465a4" draw:marker-end="Arrow" draw:marker-end-width="0.3cm" draw:textarea-vertical-align="middle" fo:padding-top="0.175cm" fo:padding-bottom="0.175cm" fo:padding-left="0.3cm" fo:padding-right="0.3cm" loext:decorative="false"/>
    </style:style>
    <style:style style:name="gr7" style:family="graphic" style:parent-style-name="standard">
      <style:graphic-properties svg:stroke-width="0.1cm" svg:stroke-color="#3465a4" draw:marker-start="Arrow" draw:marker-start-width="0.35cm" draw:marker-end-width="0.35cm" draw:textarea-vertical-align="middle" fo:padding-top="0.175cm" fo:padding-bottom="0.175cm" fo:padding-left="0.3cm" fo:padding-right="0.3cm" loext:decorative="false"/>
    </style:style>
    <style:style style:name="gr8" style:family="graphic" style:parent-style-name="standard">
      <style:graphic-properties svg:stroke-width="0.1cm" svg:stroke-color="#3465a4" draw:marker-start="Arrow" draw:marker-start-width="0.35cm" draw:marker-end="" draw:marker-end-width="0.35cm" draw:textarea-vertical-align="middle" fo:padding-top="0.175cm" fo:padding-bottom="0.175cm" fo:padding-left="0.3cm" fo:padding-right="0.3cm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7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4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93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49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7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25cm" loext:decorative="false"/>
      <style:paragraph-properties style:writing-mode="lr-tb"/>
    </style:style>
    <style:style style:name="P1" style:family="paragraph">
      <style:paragraph-properties fo:text-align="center" style:writing-mode="lr-tb"/>
      <style:text-properties fo:font-size="24pt" style:font-size-asian="24pt" style:font-size-complex="24pt"/>
    </style:style>
    <style:style style:name="P2" style:family="paragraph">
      <loext:graphic-properties draw:fill-color="#b4c7dc"/>
      <style:paragraph-properties fo:text-align="center" style:writing-mode="lr-tb"/>
      <style:text-properties fo:font-size="24pt" style:font-size-asian="24pt" style:font-size-complex="24p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8pt" fo:font-weight="normal" style:font-size-asian="18pt" style:font-weight-asian="normal" style:font-size-complex="18pt" style:font-weight-complex="normal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cccccc"/>
      <style:paragraph-properties fo:text-align="center" style:writing-mode="lr-tb"/>
      <style:text-properties fo:font-size="24pt" style:font-size-asian="24pt" style:font-size-complex="24pt"/>
    </style:style>
    <style:style style:name="P7" style:family="paragraph">
      <loext:graphic-properties draw:fill="none" draw:fill-color="#ffff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9.826cm" svg:height="6.364cm" svg:x="17.051cm" svg:y="0.985cm">
          <draw:glue-point draw:id="4" svg:x="5cm" svg:y="2.157cm"/>
          <draw:glue-point draw:id="5" svg:x="4.993cm" svg:y="-2.158cm"/>
          <draw:glue-point draw:id="6" svg:x="5cm" svg:y="-1.441cm"/>
          <draw:glue-point draw:id="7" svg:x="5cm" svg:y="1.427cm"/>
          <draw:glue-point draw:id="8" svg:x="5cm" svg:y="-0.723cm"/>
          <draw:glue-point draw:id="9" svg:x="5cm" svg:y="0.723cm"/>
          <draw:glue-point draw:id="10" svg:x="-3.553cm" svg:y="4.975cm"/>
          <draw:glue-point draw:id="11" svg:x="-2.145cm" svg:y="5cm"/>
          <draw:glue-point draw:id="12" svg:x="-0.708cm" svg:y="5cm"/>
          <draw:glue-point draw:id="13" svg:x="0.718cm" svg:y="5cm"/>
          <draw:glue-point draw:id="14" svg:x="5cm" svg:y="-2.875cm"/>
          <draw:glue-point draw:id="15" svg:x="5cm" svg:y="-3.619cm"/>
          <draw:glue-point draw:id="16" svg:x="5cm" svg:y="-4.33cm"/>
          <draw:glue-point draw:id="17" svg:x="4.283cm" svg:y="-4.985cm"/>
          <draw:glue-point draw:id="18" svg:x="5cm" svg:y="2.861cm"/>
          <draw:glue-point draw:id="19" svg:x="5cm" svg:y="3.605cm"/>
          <draw:glue-point draw:id="20" svg:x="4.275cm" svg:y="5cm"/>
          <draw:glue-point draw:id="21" svg:x="5cm" svg:y="4.309cm"/>
          <draw:glue-point draw:id="22" svg:x="2.889cm" svg:y="5cm"/>
          <draw:glue-point draw:id="23" svg:x="3.566cm" svg:y="5cm"/>
          <text:p text:style-name="P1"><text:span text:style-name="T1">IOb-UART165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4.769cm" svg:height="1.195cm" svg:x="10.776cm" svg:y="4.522cm">
          <draw:text-box>
            <text:p text:style-name="P3"><text:span text:style-name="T2">CSRs Bus</text:span></text:p>
          </draw:text-box>
        </draw:frame>
        <draw:connector draw:style-name="gr3" draw:text-style-name="P5" draw:layer="layout" svg:x1="9.975cm" svg:y1="4.172cm" svg:x2="17.051cm" svg:y2="4.167cm" draw:start-shape="id1" draw:start-glue-point="1" draw:end-shape="id2" draw:end-glue-point="3" svg:d="M9975 4172h3538v-5h3538" svg:viewBox="0 0 7077 6">
          <text:p/>
        </draw:connector>
        <draw:custom-shape draw:style-name="gr4" draw:text-style-name="P6" xml:id="id1" draw:id="id1" draw:layer="layout" svg:width="8.958cm" svg:height="4.939cm" svg:x="1.017cm" svg:y="1.703cm">
          <draw:glue-point draw:id="4" svg:x="2.175cm" svg:y="5.001cm"/>
          <text:p text:style-name="P1"><text:span text:style-name="T1">32/64-bit CPU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svg:x1="31.034cm" svg:y1="3.264cm" svg:x2="26.877cm" svg:y2="3.25cm" draw:start-shape="id3" draw:start-glue-point="3" draw:end-shape="id2" draw:end-glue-point="6" svg:d="M31034 3264h-2078v-14h-2079" svg:viewBox="0 0 4158 15">
          <text:p/>
        </draw:connector>
        <draw:connector draw:style-name="gr6" draw:text-style-name="P5" draw:layer="layout" svg:x1="26.877cm" svg:y1="1.864cm" svg:x2="31.006cm" svg:y2="1.877cm" draw:start-shape="id2" draw:start-glue-point="15" draw:end-shape="id4" draw:end-glue-point="3" svg:d="M26877 1864h2065v13h2064" svg:viewBox="0 0 4130 14">
          <text:p/>
        </draw:connector>
        <draw:connector draw:style-name="gr7" draw:text-style-name="P5" draw:layer="layout" svg:x1="31.051cm" svg:y1="6.457cm" svg:x2="26.877cm" svg:y2="6.461cm" draw:start-shape="id5" draw:start-glue-point="3" draw:end-shape="id2" draw:end-glue-point="19" svg:d="M31051 6457h-2086v4h-2088" svg:viewBox="0 0 4175 5">
          <text:p/>
        </draw:connector>
        <draw:connector draw:style-name="gr8" draw:text-style-name="P5" draw:layer="layout" svg:x1="26.877cm" svg:y1="5.539cm" svg:x2="30.954cm" svg:y2="5.556cm" draw:start-shape="id2" draw:start-glue-point="4" draw:end-shape="id6" draw:end-glue-point="3" svg:d="M26877 5539h2039v17h2038" svg:viewBox="0 0 4078 18">
          <text:p/>
        </draw:connector>
        <draw:frame draw:style-name="gr9" draw:text-style-name="P7" xml:id="id3" draw:id="id3" draw:layer="layout" svg:width="2.97cm" svg:height="0.962cm" svg:x="31.034cm" svg:y="2.783cm">
          <draw:text-box>
            <text:p>rxd</text:p>
          </draw:text-box>
        </draw:frame>
        <draw:frame draw:style-name="gr10" draw:text-style-name="P7" xml:id="id5" draw:id="id5" draw:layer="layout" svg:width="3.004cm" svg:height="0.962cm" svg:x="31.051cm" svg:y="5.976cm">
          <draw:text-box>
            <text:p>rts</text:p>
          </draw:text-box>
        </draw:frame>
        <draw:frame draw:style-name="gr11" draw:text-style-name="P7" xml:id="id6" draw:id="id6" draw:layer="layout" svg:width="3.393cm" svg:height="0.962cm" svg:x="30.954cm" svg:y="5.075cm">
          <draw:text-box>
            <text:p>cts</text:p>
          </draw:text-box>
        </draw:frame>
        <draw:frame draw:style-name="gr12" draw:text-style-name="P7" xml:id="id4" draw:id="id4" draw:layer="layout" svg:width="1.349cm" svg:height="0.962cm" svg:x="31.006cm" svg:y="1.396cm">
          <draw:text-box>
            <text:p>txd</text:p>
          </draw:text-box>
        </draw:frame>
        <draw:frame draw:style-name="gr13" draw:text-style-name="P7" xml:id="id7" draw:id="id7" draw:layer="layout" svg:width="1.278cm" svg:height="0.962cm" svg:x="19.242cm" svg:y="8.585cm">
          <draw:text-box>
            <text:p>clk</text:p>
          </draw:text-box>
        </draw:frame>
        <draw:frame draw:style-name="gr14" draw:text-style-name="P7" draw:layer="layout" svg:width="1.561cm" svg:height="0.962cm" svg:x="24.267cm" svg:y="8.491cm">
          <draw:text-box>
            <text:p>arst</text:p>
          </draw:text-box>
        </draw:frame>
        <draw:connector draw:style-name="gr7" draw:text-style-name="P5" draw:layer="layout" svg:x1="19.857cm" svg:y1="7.349cm" svg:x2="19.881cm" svg:y2="8.585cm" draw:start-shape="id2" draw:start-glue-point="11" draw:end-shape="id7" draw:end-glue-point="0" svg:d="M19857 7349v619h24v617" svg:viewBox="0 0 25 1237">
          <text:p/>
        </draw:connector>
        <draw:connector draw:style-name="gr7" draw:text-style-name="P5" draw:layer="layout" svg:x1="24.781cm" svg:y1="7.299cm" svg:x2="24.804cm" svg:y2="8.535cm" svg:d="M24781 7299v619h23v617" svg:viewBox="0 0 24 1237">
          <text:p/>
        </draw:connector>
        <draw:frame draw:style-name="gr13" draw:text-style-name="P7" xml:id="id8" draw:id="id8" draw:layer="layout" svg:width="1.49cm" svg:height="0.962cm" svg:x="21.334cm" svg:y="8.585cm">
          <draw:text-box>
            <text:p>cke</text:p>
          </draw:text-box>
        </draw:frame>
        <draw:connector draw:style-name="gr7" draw:text-style-name="P5" draw:layer="layout" svg:x1="22.129cm" svg:y1="7.349cm" svg:x2="22.079cm" svg:y2="8.585cm" draw:end-shape="id8" draw:end-glue-point="0" svg:d="M22129 7349v368h-50v868" svg:viewBox="0 0 51 1237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0cm" fo:margin-bottom="0cm" fo:margin-left="0cm" fo:margin-right="0cm" fo:page-width="33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08-19T17:27:12.558650166</meta:creation-date>
    <dc:date>2025-12-17T14:14:25.501392154</dc:date>
    <meta:editing-duration>PT16H6M46S</meta:editing-duration>
    <meta:editing-cycles>51</meta:editing-cycles>
    <meta:generator>LibreOffice/25.8.3.2$Linux_X86_64 LibreOffice_project/580$Build-2</meta:generator>
    <meta:document-statistic meta:object-count="18"/>
  </office:meta>
</office:document-meta>
</file>